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erif Condensed" svg:font-family="'DejaVu Serif Condensed'" style:font-family-generic="roman"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DejaVu Serif Condensed" officeooo:rsid="000cf75d" officeooo:paragraph-rsid="000cf75d"/>
    </style:style>
    <style:style style:name="P2" style:family="paragraph" style:parent-style-name="Standard">
      <style:text-properties style:font-name="DejaVu Serif Condensed"/>
    </style:style>
    <style:style style:name="P3" style:family="paragraph" style:parent-style-name="Standard">
      <style:text-properties style:font-name="DejaVu Serif Condensed" officeooo:rsid="000d1537" officeooo:paragraph-rsid="000d1537"/>
    </style:style>
    <style:style style:name="T1" style:family="text">
      <style:text-properties officeooo:rsid="000cf75d"/>
    </style:style>
    <style:style style:name="T2" style:family="text">
      <style:text-properties officeooo:rsid="000d153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Library made by Juan Eduardo Zorrilla Chavez</text:p>
      <text:p text:style-name="P1"/>
      <text:p text:style-name="P1">What it contains: </text:p>
      <text:p text:style-name="P1">-Adding up a new book with an auto generated ID:<text:line-break/>The program when you are registering a new book, it ask you for:</text:p>
      <text:p text:style-name="P2">-title</text:p>
      <text:p text:style-name="P2">-author</text:p>
      <text:p text:style-name="P2">-category</text:p>
      <text:p text:style-name="P2">-price</text:p>
      <text:p text:style-name="P2">-stock_quantity</text:p>
      <text:p text:style-name="P2">-most_sold </text:p>
      <text:p text:style-name="P2">-quantity_sold</text:p>
      <text:p text:style-name="P2"/>
      <text:p text:style-name="P2">Since it has <text:span text:style-name="T1">an auto generated ID it doesn’t require to introduce one, which makes the identification more easy than putting a man made ID, Once everything is introduced it saves it on the CSV File.</text:span></text:p>
      <text:p text:style-name="P2"/>
      <text:p text:style-name="P2"/>
      <text:p text:style-name="P1">-Searching books by his ID</text:p>
      <text:p text:style-name="P1">For searching up a book, you only need it’s ID and it will show you all your information, even how much has been sold</text:p>
      <text:p text:style-name="P1"/>
      <text:p text:style-name="P1">-Modifying a book using his ID</text:p>
      <text:p text:style-name="P1">Same as searching a book but this time after introducing the ID it asks you to modify the data in case something was wrongly spelled</text:p>
      <text:p text:style-name="P1"/>
      <text:p text:style-name="P1">-Deleting a book using his ID</text:p>
      <text:p text:style-name="P1">As mentioned before, by using the book’s id you can delete from the system, in case it needs to</text:p>
      <text:p text:style-name="P1"/>
      <text:p text:style-name="P1">-<text:span text:style-name="T2">Top 3 </text:span></text:p>
      <text:p text:style-name="P3">Since a book can have very high demand and wanting, this program has a system that makes the best of the authors and the books</text:p>
      <text:p text:style-name="P1"/>
      <text:p text:style-name="P1">CSV files to contain the information for the users and the books</text:p>
      <text:p text:style-name="P1"/>
      <text:p text:style-name="P3">Clients.csv <text:line-break/><text:line-break/>This CSV contains the information of the clients that are registered to the library, which they can only access the library</text:p>
      <text:p text:style-name="P3"/>
      <text:p text:style-name="P3">Books.csv<text:line-break/><text:line-break/>This CSV contains all the information of the Books that are registered on the library</text:p>
      <text:p text:style-name="P3"/>
      <text:p text:style-name="P3">How does it work?<text:line-break/><text:line-break/>First you get your account created by the librarian person, after being created, you enter your username and password, after being let in into the program, you can check, add, modify or delete a book, even also check the most popular books on the libra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erif Condensed" svg:font-family="'DejaVu Serif Condensed'" style:font-family-generic="roman"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4T21:12:05.622270228</meta:creation-date>
    <dc:date>2025-11-24T21:31:00.220178982</dc:date>
    <meta:editing-duration>PT8M42S</meta:editing-duration>
    <meta:editing-cycles>1</meta:editing-cycles>
    <meta:document-statistic meta:table-count="0" meta:image-count="0" meta:object-count="0" meta:page-count="1" meta:paragraph-count="23" meta:word-count="288" meta:character-count="1575" meta:non-whitespace-character-count="1303"/>
    <meta:generator>LibreOffice/24.2.7.2$Linux_X86_64 LibreOffice_project/420$Build-2</meta:generator>
  </office:meta>
</office:document-meta>
</file>